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mpl.isIdAttribute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needsSyncData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needsSync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dispatchEvent(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SameNode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etReadOnly( boolean readOnly , boolean d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Supported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lookupNamespacePrefix( String namespaceURI , ElementImpl e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odeImpl.getPrevious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I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Impl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compareTreePosition( Node other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46">
            <text:p text:style-name="Table_20_Contents">46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NodeImpl.setOwnerDocument( CoreDocumentImpl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hasStringValue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NodeImpl( CoreDocumentImpl owner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needsSyn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UserData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Owned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IgnorableWhitespace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etUserData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getLa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ElementAncestor( Node curren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Impl.cloneNode( boolean dee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deImpl.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Norm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has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removeEventListener( String type , EventListener listener , boolean useCap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removeChild(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getTextContent( StringBuffer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isOw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nternalIsIgnorable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ReadOnly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replaceChild( Node newChild ,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appendChild( Node new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Nod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Nod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Impl.lookupNamespaceURI( String specifiedPrefix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NodeImpl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isNormalized( boolean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lookupPrefix( String namespace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odeImpl.getOwner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Specified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DefaultNamespace( String namespaceURI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NodeImpl.previous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etUserData( String key , Object data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Feature( String feature ,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compareDocumentPosition( Node other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76">
            <text:p text:style-name="Table_20_Contents">76</text:p>
          </table:table-cell>
          <table:table-cell office:value-type="float" office:value="198">
            <text:p text:style-name="Table_20_Contents">198</text:p>
          </table:table-cell>
        </table:table-row>
        <table:table-row>
          <table:table-cell office:value-type="string">
            <text:p text:style-name="Table_20_Contents">NodeImpl.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Read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FirstChild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EqualNode( Node arg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NodeImpl.addEventListener( String type , EventListener listener , boolean useCap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etNodeValue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Impl.has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needsSyncChildren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owner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